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icrosoft YaHei1" svg:font-family="'Microsoft YaHei'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6.922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.07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1.964cm"/>
      <style:paragraph-properties style:writing-mode="lr-tb"/>
    </style:style>
    <style:style style:name="pr5" style:family="presentation" style:parent-style-name="Impress1-outline1">
      <style:graphic-properties fo:min-height="16.3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118cm"/>
      <style:paragraph-properties style:writing-mode="lr-tb"/>
    </style:style>
    <style:style style:name="pr8" style:family="presentation" style:parent-style-name="Impress1-outline1">
      <style:graphic-properties draw:fill="solid" draw:fill-color="#dee6ef" fo:min-height="16.35cm"/>
      <style:paragraph-properties style:writing-mode="lr-tb"/>
    </style:style>
    <style:style style:name="co1" style:family="table-column">
      <style:table-column-properties style:column-width="6.756cm" style:use-optimal-column-width="false"/>
    </style:style>
    <style:style style:name="co2" style:family="table-column">
      <style:table-column-properties style:column-width="20.905cm" style:use-optimal-column-width="false"/>
    </style:style>
    <style:style style:name="co3" style:family="table-column">
      <style:table-column-properties style:column-width="4.208cm" style:use-optimal-column-width="false"/>
    </style:style>
    <style:style style:name="co4" style:family="table-column">
      <style:table-column-properties style:column-width="4.615cm" style:use-optimal-column-width="false"/>
    </style:style>
    <style:style style:name="co5" style:family="table-column">
      <style:table-column-properties style:column-width="4.69cm" style:use-optimal-column-width="false"/>
    </style:style>
    <style:style style:name="co6" style:family="table-column">
      <style:table-column-properties style:column-width="10.884cm" style:use-optimal-column-width="false"/>
    </style:style>
    <style:style style:name="co7" style:family="table-column">
      <style:table-column-properties style:column-width="7.577cm" style:use-optimal-column-width="false"/>
    </style:style>
    <style:style style:name="ro1" style:family="table-row">
      <style:table-row-properties style:row-height="1.789cm"/>
    </style:style>
    <style:style style:name="ro2" style:family="table-row">
      <style:table-row-properties style:row-height="1.793cm"/>
    </style:style>
    <style:style style:name="ro3" style:family="table-row">
      <style:table-row-properties style:row-height="1.362cm"/>
    </style:style>
    <style:style style:name="ro4" style:family="table-row">
      <style:table-row-properties style:row-height="1.923cm"/>
    </style:style>
    <style:style style:name="ro5" style:family="table-row">
      <style:table-row-properties style:row-height="2.463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loext:graphic-properties draw:textarea-vertical-align="middle"/>
      <style:text-properties fo:font-size="28pt" style:font-size-asian="28pt" style:font-size-complex="28pt"/>
    </style:style>
    <style:style style:name="ce4" style:family="table-cell">
      <style:paragraph-properties fo:margin-left="0.3cm" fo:margin-right="0.3cm" fo:text-indent="0cm"/>
      <style:text-properties fo:font-size="28pt" style:font-size-asian="28pt" style:font-size-complex="28pt"/>
    </style:style>
    <style:style style:name="ce5" style:family="table-cell">
      <loext:graphic-properties draw:textarea-vertical-align="middle"/>
      <style:paragraph-properties fo:margin-left="0.3cm" fo:margin-right="0.3cm" fo:text-indent="0cm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  <style:text-properties style:font-size-asian="28pt" style:font-size-complex="28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498cm" fo:text-indent="0cm"/>
    </style:style>
    <style:style style:name="P10" style:family="paragraph">
      <loext:graphic-properties draw:fill="solid" draw:fill-color="#dee6ef"/>
      <style:paragraph-properties style:writing-mode="lr-tb"/>
    </style:style>
    <style:style style:name="P11" style:family="paragraph">
      <style:text-properties style:font-size-asian="28pt" style:font-size-complex="28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.3cm" fo:margin-right="0.3cm" fo:text-indent="0cm"/>
      <style:text-properties style:font-size-asian="28pt" style:font-size-complex="28pt"/>
    </style:style>
    <style:style style:name="P14" style:family="paragraph">
      <style:paragraph-properties fo:margin-left="0.3cm" fo:margin-right="0.3cm" fo:text-indent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333333" style:text-outline="false" style:text-line-through-style="none" style:text-line-through-type="none" style:font-name="Noto Sans Regular4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3465a4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31.79cm" svg:height="6.922cm" svg:x="2.938cm" svg:y="4.44cm" presentation:class="title" presentation:user-transformed="true">
          <draw:text-box>
            <text:p text:style-name="P1">Условные команды<text:line-break/>PSW</text:p>
          </draw:text-box>
        </draw:frame>
        <draw:frame presentation:style-name="pr2" draw:text-style-name="P3" draw:layer="layout" svg:width="31.79cm" svg:height="3.075cm" svg:x="2.938cm" svg:y="16.227cm" presentation:class="subtitle" presentation:user-transformed="true">
          <draw:text-box>
            <text:p><text:span text:style-name="T1">Курсовой проект "Эмулятор PDP-11"</text:span></text:p>
            <text:p><text:span text:style-name="T1">Занятие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Тест урок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Сложить последовательность чисел до 0</text:p>
              </text:list-item>
              <text:list-item>
                <text:p>Уже умеем:</text:p>
                <text:list>
                  <text:list-item>
                    <text:p>сложить последовательность чисел заранее известной длины<text:line-break/>SOB</text:p>
                  </text:list-item>
                  <text:list-item>
                    <text:p>массив слов и массив байт</text:p>
                  </text:list-item>
                </text:list>
              </text:list-item>
              <text:list-item>
                <text:p>Сделаем сегодня:</text:p>
                <text:list>
                  <text:list-item>
                    <text:p>флаги NZC, флаг V не реализуем</text:p>
                  </text:list-item>
                  <text:list-item>
                    <text:p>команды BR и ветвления (только те, что в тесте)</text:p>
                    <text:list>
                      <text:list-item>
                        <text:p>команд много, есть новая в тесте — реализуем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35.979cm" svg:height="2.118cm" svg:x="0.827cm" svg:y="0.583cm" presentation:class="title" presentation:user-transformed="true">
          <draw:text-box>
            <text:p>Проблема</text:p>
          </draw:text-box>
        </draw:frame>
        <draw:frame presentation:style-name="pr5" draw:text-style-name="P5" draw:layer="layout" svg:width="28.482cm" svg:height="16.6cm" svg:x="0.12cm" svg:y="3.317cm" presentation:class="outline" presentation:user-transformed="true">
          <draw:text-box>
            <text:list text:style-name="L3">
              <text:list-item>
                <text:p>Никакой информации о выполнении предыдущей команды</text:p>
              </text:list-item>
              <text:list-item>
                <text:p>Как быть с переполнением при ADD</text:p>
                <text:list>
                  <text:list-item>
                    <text:p>add с проверкой и переходом на обработку ошибок</text:p>
                  </text:list-item>
                  <text:list-item>
                    <text:p>add простой</text:p>
                  </text:list-item>
                </text:list>
              </text:list-item>
              <text:list-item>
                <text:p>if (условие) перейти по адресу<text:line-break/>составляет ~30% кода программы</text:p>
              </text:list-item>
              <text:list-item>
                <text:p>минимизировать код</text:p>
              </text:list-item>
              <text:list-item>
                <text:p>удобный набор коман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Идея флагов состояния</text:p>
          </draw:text-box>
        </draw:frame>
        <draw:frame presentation:style-name="pr5" draw:text-style-name="P5" draw:layer="layout" svg:width="28.542cm" svg:height="16.6cm" svg:x="0.06cm" svg:y="3.317cm" presentation:class="outline" presentation:user-transformed="true">
          <draw:text-box>
            <text:list text:style-name="L3">
              <text:list-item>
                <text:p>Часто проверяем<text:line-break/>if (x == 0)<text:line-break/>if (x != 0)<text:line-break/>if (x &lt; 0)<text:line-break/>хочется делать быстро<text:line-break/>минимум в электросхемах</text:p>
              </text:list-item>
              <text:list-item>
                <text:p>флаг (ячейка 1 бит) — результат последней операции равен 0.</text:p>
              </text:list-item>
              <text:list-item>
                <text:p>Можно такие флаги (если их несколько) объединить в <text:s/>1 ячейку размером в несколько бит (флагов)</text:p>
              </text:list-item>
              <text:list-item>
                <text:p><text:span text:style-name="T2">PSW</text:span> — process state word (слово состояния процессора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PSW слово состояния процессора<text:tab/>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Кроме регистров есть еще 1 доступное слово,<text:line-break/>характеризующее состояние процессора PSW.</text:p>
              </text:list-item>
              <text:list-item>
                <text:p>Команда может изменять определенные бит-флаги</text:p>
              </text:list-item>
              <text:list-item>
                <text:p>Будем моделировать только флаги NZVC<text:line-break/> (V — по желанию, не обязательно, дописать тесты)</text:p>
              </text:list-item>
              <text:list-item>
                <text:p><text:span text:style-name="T3">Z</text:span> (zero) = 1, если результат команды 0. Иначе флаг 0.</text:p>
              </text:list-item>
              <text:list-item>
                <text:p><text:span text:style-name="T3">N</text:span> (negative) = 1, если результат команды &lt; 0<text:line-break/>то есть равен знаковому биту</text:p>
              </text:list-item>
              <text:list-item>
                <text:p><text:span text:style-name="T3">C</text:span> (carry) — дополнительный "16-ый бит"</text:p>
              </text:list-item>
              <text:list-item>
                <text:p><text:span text:style-name="T3">V</text:span> (oVerflow) — знаковое переполн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В железе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В psw компьютера PDP-11 эти 4 флага расположены</text:p>
                <text:list>
                  <text:list-item>
                    <text:p>N (negative) знаковый бит</text:p>
                  </text:list-item>
                  <text:list-item>
                    <text:p>Z (zero) - == 0</text:p>
                  </text:list-item>
                  <text:list-item>
                    <text:p>V (oVerflow) — знаковый бит</text:p>
                  </text:list-item>
                  <text:list-item>
                    <text:p>C (carry) - переполнение</text:p>
                  </text:list-item>
                </text:list>
              </text:list-item>
              <text:list-item>
                <text:p>В эмуляторе можете сделать 4 глобальных переменных N, Z, V, C<text:line-break/>(это тот случай, когда можно назвать переменную с большой буквы, потому что устойчивое обозначение</text:p>
                <text:list>
                  <text:list-item>
                    <text:p>flag_N, flag_Z, flag_V, flag_C - альтернатив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NZVC описание в командах</text:p>
          </draw:text-box>
        </draw:frame>
        <draw:frame draw:style-name="standard" draw:layer="layout" svg:width="27.66cm" svg:height="8.948cm" svg:x="0.761cm" svg:y="3.547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Обозначение</text:span></text:p>
              </table:table-cell>
              <table:table-cell>
                <text:p text:style-name="P7"><text:span text:style-name="T4">Значение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0</text:span></text:p>
              </table:table-cell>
              <table:table-cell>
                <text:p text:style-name="P7"><text:span text:style-name="T4">Флаг выставляется в 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1</text:span></text:p>
              </table:table-cell>
              <table:table-cell>
                <text:p text:style-name="P7"><text:span text:style-name="T4">Флаг выставляется в 1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*</text:span></text:p>
              </table:table-cell>
              <table:table-cell>
                <text:p text:style-name="P7"><text:span text:style-name="T4">Флаг выставляется по результату операции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-</text:span></text:p>
              </table:table-cell>
              <table:table-cell>
                <text:p text:style-name="P7"><text:span text:style-name="T4">Флаг не изменяетс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963cm" svg:height="7.159cm" svg:x="0.942cm" svg:y="12.99cm">
          <table:table table:template-name="lightblue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<text:span text:style-name="T4">Команда</text:span></text:p>
              </table:table-cell>
              <table:table-cell>
                <text:p text:style-name="P7"><text:span text:style-name="T4">NZVC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ADD s, d</text:span></text:p>
              </table:table-cell>
              <table:table-cell>
                <text:p text:style-name="P7"><text:span text:style-name="T4">****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TST d</text:span></text:p>
              </table:table-cell>
              <table:table-cell>
                <text:p text:style-name="P7"><text:span text:style-name="T4">**00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BR adr</text:span></text:p>
              </table:table-cell>
              <table:table-cell>
                <text:p text:style-name="P7"><text:span text:style-name="T4">---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Команды проверки без переход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Test<text:line-break/><text:span text:style-name="T2">tst</text:span> d<text:line-break/><text:span text:style-name="T2">tstb</text:span> d<text:line-break/>Выставить флаги NZ по d, V=0, С=0<text:line-break/>B057DD</text:p>
              </text:list-item>
              <text:list-item>
                <text:p>Compare<text:line-break/><text:span text:style-name="T2">cmp</text:span> <text:tab/><text:tab/>s, d<text:line-break/><text:span text:style-name="T2">cmpb</text:span><text:tab/>s, d<text:line-break/>Выставить все флаги по s - d <text:line-break/>B2SSDD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Condition Code Operations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CLx, где x — N, Z, V или С</text:p>
              </text:list-item>
              <text:list-item>
                <text:p><text:span text:style-name="T5">SEx, где <text:s/></text:span>x — N, Z, V или С</text:p>
              </text:list-item>
              <text:list-item>
                <text:p>CCC — clear all condition codes</text:p>
              </text:list-item>
              <text:list-item>
                <text:p>SCC — set all condition codes</text:p>
              </text:list-item>
              <text:list-item>
                <text:p>NOP — No Operation (холостой такт процессора)</text:p>
              </text:list-item>
              <text:list-item>
                <text:p>Их коды операции:<text:line-break/>|0 000 000 010 1|s|NZVC|</text:p>
                <text:list>
                  <text:list-item>
                    <text:p>s: 0 — clear, 1 - se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Переход по адресу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if (условие)<text:tab/><text:tab/><text:tab/>// разобрались как<text:line-break/><text:tab/>goto адрес;<text:tab/><text:tab/>// как?</text:p>
              </text:list-item>
              <text:list-item>
                <text:p>pc = адрес</text:p>
              </text:list-item>
              <text:list-item>
                <text:p><text:span text:style-name="T3">jmp</text:span> dd<text:tab/>- безусловный переход по адресу</text:p>
                <text:list>
                  <text:list-item>
                    <text:p>минус: 2 слова</text:p>
                  </text:list-item>
                  <text:list-item>
                    <text:p>плюс: любой адрес</text:p>
                  </text:list-item>
                </text:list>
              </text:list-item>
              <text:list-item>
                <text:p><text:span text:style-name="T3">sob</text:span> R1, LOOP — условный переход, строго назад<text:line-break/>077RNN — где NN 6 бит, положительное, <text:line-break/>сколько слов назад</text:p>
              </text:list-item>
              <text:list-item>
                <text:p><text:span text:style-name="T3">br </text:span>LOOP — безусловный переход код в 1 слово<text:line-break/>004XX <text:tab/>XX — 8 бит знаковое<text:tab/><text:tab/>branch (ветвление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BR adr — безсловный переход на адрес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<text:span text:style-name="T2">0004</text:span><text:span text:style-name="T3">XX</text:span>, где ХХ — 8 бит, <text:span text:style-name="T3">знаковое</text:span> число,<text:line-break/>на сколько <text:span text:style-name="T2">слов</text:span> изменить pc.<text:tab/><text:tab/><text:span text:style-name="T6">pc = pc + XX*2</text:span></text:p>
              </text:list-item>
              <text:list-item>
                <text:p text:style-name="P9">Вперед<text:line-break/>.= 1000 <text:line-break/><text:tab/>br A<text:tab/> <text:tab/><text:tab/><text:tab/>; <text:span text:style-name="T2">000402</text:span><text:line-break/><text:tab/>mov #2, R0<text:line-break/>A: mov #3, R1</text:p>
              </text:list-item>
              <text:list-item>
                <text:p>Назад<text:line-break/>.= 1000<text:line-break/>A: <text:s text:c="2"/>mov #2, R0<text:line-break/><text:tab/> <text:s/>br A<text:tab/><text:tab/><text:tab/><text:tab/>; <text:span text:style-name="T2">0007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Условные ветвления, NZVC ----</text:p>
          </draw:text-box>
        </draw:frame>
        <draw:frame presentation:style-name="pr8" draw:text-style-name="P10" draw:layer="layout" svg:width="9.462cm" svg:height="5.643cm" svg:x="28cm" svg:y="2.776cm" presentation:class="outline" presentation:user-transformed="true">
          <draw:text-box>
            <text:list text:style-name="L3">
              <text:list-item>
                <text:p>void <text:span text:style-name="T2">do_beq</text:span> ( ) {<text:line-break/><text:tab/>if (Z) <text:line-break/><text:tab/><text:tab/><text:span text:style-name="T3">do_br</text:span>( );<text:line-break/>}</text:p>
              </text:list-item>
            </text:list>
          </draw:text-box>
        </draw:frame>
        <draw:frame draw:style-name="standard" draw:layer="layout" svg:width="27.765cm" svg:height="17.825cm" svg:x="0.617cm" svg:y="2.806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2">
              <table:table-cell>
                <text:p text:style-name="P11"><text:span text:style-name="T4">Команда</text:span></text:p>
              </table:table-cell>
              <table:table-cell>
                <text:p text:style-name="P12"><text:span text:style-name="T4">opcode</text:span></text:p>
              </table:table-cell>
              <table:table-cell>
                <text:p text:style-name="P12"><text:span text:style-name="T4">Описание</text:span></text:p>
              </table:table-cell>
              <table:table-cell table:style-name="ce3"/>
            </table:table-row>
            <table:table-row table:style-name="ro4" table:default-cell-style-name="ce4">
              <table:table-cell>
                <text:p text:style-name="P13"><text:span text:style-name="T4">BR</text:span></text:p>
              </table:table-cell>
              <table:table-cell>
                <text:p text:style-name="P14"><text:span text:style-name="T4">0004XX</text:span></text:p>
              </table:table-cell>
              <table:table-cell>
                <text:p text:style-name="P14"><text:span text:style-name="T4">Branch</text:span></text:p>
              </table:table-cell>
              <table:table-cell table:style-name="ce5">
                <text:p text:style-name="P14"><text:span text:style-name="T4">pc = pc + xx*2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4">BEQ</text:span></text:p>
              </table:table-cell>
              <table:table-cell>
                <text:p text:style-name="P14"><text:span text:style-name="T4">0014XX</text:span></text:p>
              </table:table-cell>
              <table:table-cell>
                <text:p text:style-name="P14"><text:span text:style-name="T4">Branch if Equal</text:span></text:p>
              </table:table-cell>
              <table:table-cell table:style-name="ce5">
                <text:p text:style-name="P14"><text:span text:style-name="T4">if Z == 1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4">BNE</text:span></text:p>
              </table:table-cell>
              <table:table-cell>
                <text:p text:style-name="P14"><text:span text:style-name="T4">0010XX</text:span></text:p>
              </table:table-cell>
              <table:table-cell>
                <text:p text:style-name="P14"><text:span text:style-name="T4">Branch if Not Equal</text:span></text:p>
              </table:table-cell>
              <table:table-cell table:style-name="ce5">
                <text:p text:style-name="P14"><text:span text:style-name="T4">if Z == 0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4">BMI</text:span></text:p>
              </table:table-cell>
              <table:table-cell>
                <text:p text:style-name="P14"><text:span text:style-name="T4">1004XX</text:span></text:p>
              </table:table-cell>
              <table:table-cell>
                <text:p text:style-name="P14"><text:span text:style-name="T4">Branch if Minus</text:span></text:p>
              </table:table-cell>
              <table:table-cell table:style-name="ce5">
                <text:p text:style-name="P14"><text:span text:style-name="T4">if N == 1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4">BPL</text:span></text:p>
              </table:table-cell>
              <table:table-cell>
                <text:p text:style-name="P14"><text:span text:style-name="T4">1000XX</text:span></text:p>
              </table:table-cell>
              <table:table-cell>
                <text:p text:style-name="P14"><text:span text:style-name="T4"><text:s/></text:span><text:span text:style-name="T4">Branch if Plus</text:span></text:p>
              </table:table-cell>
              <table:table-cell table:style-name="ce5">
                <text:p text:style-name="P14"><text:span text:style-name="T4">if N == 0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4">BLT</text:span></text:p>
              </table:table-cell>
              <table:table-cell>
                <text:p text:style-name="P14"><text:span text:style-name="T4">0024XX</text:span></text:p>
              </table:table-cell>
              <table:table-cell>
                <text:p text:style-name="P14"><text:span text:style-name="T4"><text:s/></text:span><text:span text:style-name="T4">Branch if Less Than</text:span></text:p>
              </table:table-cell>
              <table:table-cell table:style-name="ce5">
                <text:p text:style-name="P14"><text:span text:style-name="T4">if N ^ V == 1</text:span></text:p>
              </table:table-cell>
            </table:table-row>
            <table:table-row table:style-name="ro5" table:default-cell-style-name="ce4">
              <table:table-cell>
                <text:p text:style-name="P13"><text:span text:style-name="T4"><text:s/></text:span><text:span text:style-name="T4">BGE</text:span></text:p>
              </table:table-cell>
              <table:table-cell>
                <text:p text:style-name="P14"><text:span text:style-name="T4">0020XX</text:span></text:p>
              </table:table-cell>
              <table:table-cell>
                <text:p text:style-name="P14"><text:span text:style-name="T4">Branch if Greater or Equal</text:span></text:p>
              </table:table-cell>
              <table:table-cell table:style-name="ce5">
                <text:p text:style-name="P14"><text:span text:style-name="T4">if N ^ V == 0</text:span></text:p>
              </table:table-cell>
            </table:table-row>
            <table:table-row table:style-name="ro5" table:default-cell-style-name="ce4">
              <table:table-cell>
                <text:p text:style-name="P13"><text:span text:style-name="T4">BLE</text:span></text:p>
              </table:table-cell>
              <table:table-cell>
                <text:p text:style-name="P14"><text:span text:style-name="T4">0034XX</text:span></text:p>
              </table:table-cell>
              <table:table-cell>
                <text:p text:style-name="P14"><text:span text:style-name="T4">Branch if Less or Equal</text:span></text:p>
              </table:table-cell>
              <table:table-cell table:style-name="ce5">
                <text:p text:style-name="P14"><text:span text:style-name="T4">If Z | {N^V}==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Задача урок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Реализовать выставление флагов N, Z, C командами</text:p>
              </text:list-item>
              <text:list-item>
                <text:p>Реализовать команду BR</text:p>
              </text:list-item>
              <text:list-item>
                <text:p>Реализовать те команды из ветвлений, которые встретились в тестах (не надо делать все!!!)</text:p>
              </text:list-item>
              <text:list-item>
                <text:p>Не забыть про команды TST, TSTB, CMP, CMPB</text:p>
                <text:list>
                  <text:list-item>
                    <text:p>TSTB понадобится на следующем урок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icrosoft YaHei1" svg:font-family="'Microsoft YaHei'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1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1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465a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465a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465a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line-through-style="none" style:text-line-through-type="none" style:text-position="0% 100%" style:font-name="Arial Unicode MS1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1" fo:font-family="Tahoma" style:font-family-generic="swiss" style:font-pitch="variable" fo:font-size="36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6pt" style:font-style-asian="normal" style:font-weight-asian="normal" style:font-name-complex="Microsoft YaHei1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4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ffffff" draw:textarea-vertical-align="middle" draw:auto-grow-height="false" fo:min-height="3cm" fo:min-width="1.87cm"/>
    </style:style>
    <style:style style:name="Mpr3" style:family="presentation" style:parent-style-name="Impress-backgroundobjects">
      <style:graphic-properties draw:fill="none" draw:textarea-vertical-align="middle" draw:auto-grow-height="false" fo:min-height="21cm" fo:min-width="9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outline1">
      <style:graphic-properties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solid" draw:fill-color="#ffffff" draw:textarea-vertical-align="middle" draw:auto-grow-height="false" fo:min-height="3cm" fo:min-width="1.87cm"/>
    </style:style>
    <style:style style:name="Mpr9" style:family="presentation" style:parent-style-name="Impress1-backgroundobjects">
      <style:graphic-properties draw:stroke="none" svg:stroke-color="#b4c7dc" draw:fill="none" draw:fill-color="#729fcf" draw:textarea-vertical-align="middle" draw:auto-grow-height="false" fo:min-height="21cm" fo:min-width="9cm"/>
    </style:style>
    <style:style style:name="Mpr10" style:family="presentation" style:parent-style-name="Impress1-backgroundobjects">
      <style:graphic-properties draw:fill="none" draw:textarea-vertical-align="middle" draw:auto-grow-height="false" fo:min-height="20.74cm" fo:min-width="8.5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fill="solid" draw:textarea-vertical-align="middle" draw:auto-grow-height="false" fo:min-height="21cm" fo:min-width="9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729fcf"/>
      <style:paragraph-properties fo:text-align="center"/>
    </style:style>
    <style:style style:name="MP11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52cm" svg:x="1cm" svg:y="3.746cm"/>
      <draw:page-thumbnail draw:layer="backgroundobjects" svg:width="8.999cm" svg:height="5.052cm" svg:x="1cm" svg:y="12.322cm"/>
      <draw:page-thumbnail draw:layer="backgroundobjects" svg:width="8.999cm" svg:height="5.052cm" svg:x="1cm" svg:y="20.898cm"/>
      <draw:page-thumbnail draw:layer="backgroundobjects" svg:width="8.999cm" svg:height="5.052cm" svg:x="11cm" svg:y="3.746cm"/>
      <draw:page-thumbnail draw:layer="backgroundobjects" svg:width="8.999cm" svg:height="5.052cm" svg:x="11cm" svg:y="12.322cm"/>
      <draw:page-thumbnail draw:layer="backgroundobjects" svg:width="8.999cm" svg:height="5.052cm" svg:x="11cm" svg:y="20.898cm"/>
    </style:handout-master>
    <style:master-page style:name="Impress" style:page-layout-name="PM1" draw:style-name="Mdp1">
      <draw:frame presentation:style-name="Impress-title" draw:layer="backgroundobjects" svg:width="24.931cm" svg:height="4cm" svg:x="2.938cm" svg:y="4.991cm" presentation:class="title" presentation:placeholder="true">
        <draw:text-box/>
      </draw:frame>
      <draw:frame presentation:style-name="Impress-outline1" draw:layer="backgroundobjects" svg:width="31.79cm" svg:height="2.729cm" svg:x="2.938cm" svg:y="16.4cm" presentation:class="outline" presentation:placeholder="true">
        <draw:text-box/>
      </draw:frame>
      <draw:frame presentation:style-name="Mpr1" draw:text-style-name="MP2" draw:layer="backgroundobjects" svg:width="8.713cm" svg:height="1.448cm" svg:x="1.869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1.854cm" svg:height="1.448cm" svg:x="12.79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8.713cm" svg:height="1.448cm" svg:x="26.815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87cm" svg:height="3cm" svg:x="0cm" svg:y="1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9cm" svg:height="21cm" svg:x="28.281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35.979cm" svg:height="1.964cm" svg:x="0.827cm" svg:y="0.66cm" presentation:class="title" presentation:placeholder="true">
        <draw:text-box/>
      </draw:frame>
      <draw:frame presentation:style-name="Mpr6" draw:text-style-name="MP9" draw:layer="backgroundobjects" svg:width="27.661cm" svg:height="16.6cm" svg:x="0.941cm" svg:y="3.31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8.713cm" svg:height="0.778cm" svg:x="28.151cm" svg:y="19.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8" draw:text-style-name="MP7" draw:layer="backgroundobjects" svg:width="1.87cm" svg:height="3cm" svg:x="0cm" svg:y="0.1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9cm" svg:height="21cm" svg:x="28.517cm" svg:y="-0.03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928cm" svg:height="3.506cm" svg:x="0.529cm" svg:y="0.837cm" presentation:class="title" presentation:placeholder="true">
        <draw:text-box/>
      </draw:frame>
      <draw:frame presentation:style-name="Default-outline1" draw:layer="backgroundobjects" svg:width="27.373cm" svg:height="15.43cm" svg:x="0.823cm" svg:y="4.855cm" presentation:class="outline" presentation:placeholder="true">
        <draw:text-box/>
      </draw:frame>
      <draw:custom-shape presentation:style-name="Mpr13" draw:text-style-name="MP11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9T19:04:28.148000000</meta:creation-date>
    <meta:editing-duration>P20DT23H58M13S</meta:editing-duration>
    <meta:editing-cycles>442</meta:editing-cycles>
    <meta:generator>LibreOffice/6.3.4.2$Windows_X86_64 LibreOffice_project/60da17e045e08f1793c57c00ba83cdfce946d0aa</meta:generator>
    <dc:title>Impress</dc:title>
    <dc:date>2020-03-17T16:18:27.523000000</dc:date>
    <meta:document-statistic meta:object-count="94"/>
  </office:meta>
</office:document-meta>
</file>